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99mm"/>
    </style:style>
    <style:style style:name="co3" style:family="table-column">
      <style:table-column-properties fo:break-before="auto" style:column-width="3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fo:background-color="#ffff00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t statu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2];15);5)" office:value-type="string" office:string-value="Ag129" calcext:value-type="string">
            <text:p>Ag129</text:p>
          </table:table-cell>
          <table:table-cell table:style-name="ce3" table:formula="of:=[.D22]" office:value-type="float" office:value="55.1769" calcext:value-type="float">
            <text:p>55.17690</text:p>
          </table:table-cell>
          <table:table-cell table:style-name="ce3" table:formula="of:=[.G22]" office:value-type="float" office:value="1.72049" calcext:value-type="float">
            <text:p>1.72049</text:p>
          </table:table-cell>
          <table:table-cell table:style-name="ce3" table:formula="of:=[.E22]" office:value-type="float" office:value="17.9099" calcext:value-type="float">
            <text:p>17.90990</text:p>
          </table:table-cell>
          <table:table-cell table:style-name="ce3" table:formula="of:=[.H22]" office:value-type="float" office:value="1.1647" calcext:value-type="float">
            <text:p>1.16470</text:p>
          </table:table-cell>
          <table:table-cell table:style-name="ce3" table:formula="of:=[.F22]" office:value-type="float" office:value="0.368148" calcext:value-type="float">
            <text:p>0.36815</text:p>
          </table:table-cell>
          <table:table-cell table:style-name="ce3" table:formula="of:=[.I22]" office:value-type="float" office:value="0.208149" calcext:value-type="float">
            <text:p>0.20815</text:p>
          </table:table-cell>
          <table:table-cell table:formula="of:=[.J22]" office:value-type="float" office:value="0.918027" calcext:value-type="float">
            <text:p>0.918027</text:p>
          </table:table-cell>
          <table:table-cell table:formula="of:=[.K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3];15);5)" office:value-type="string" office:string-value="Ag130" calcext:value-type="string">
            <text:p>Ag130</text:p>
          </table:table-cell>
          <table:table-cell table:style-name="ce3" table:formula="of:=[.D23]" office:value-type="float" office:value="46.0245" calcext:value-type="float">
            <text:p>46.02450</text:p>
          </table:table-cell>
          <table:table-cell table:style-name="ce3" table:formula="of:=[.G23]" office:value-type="float" office:value="3.35597" calcext:value-type="float">
            <text:p>3.35597</text:p>
          </table:table-cell>
          <table:table-cell table:style-name="ce3" table:formula="of:=[.E23]" office:value-type="float" office:value="66.0536" calcext:value-type="float">
            <text:p>66.05360</text:p>
          </table:table-cell>
          <table:table-cell table:style-name="ce3" table:formula="of:=[.H23]" office:value-type="float" office:value="5.71033" calcext:value-type="float">
            <text:p>5.71033</text:p>
          </table:table-cell>
          <table:table-cell table:style-name="ce3" table:formula="of:=[.F23]" office:value-type="float" office:value="0.0000064241" calcext:value-type="float">
            <text:p>0.00001</text:p>
          </table:table-cell>
          <table:table-cell table:style-name="ce3" table:formula="of:=[.I23]" office:value-type="float" office:value="2.38222" calcext:value-type="float">
            <text:p>2.38222</text:p>
          </table:table-cell>
          <table:table-cell table:formula="of:=[.J23]" office:value-type="float" office:value="0.954866" calcext:value-type="float">
            <text:p>0.954866</text:p>
          </table:table-cell>
          <table:table-cell table:formula="of:=[.K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4];15);5)" office:value-type="string" office:string-value="Ag131" calcext:value-type="string">
            <text:p>Ag131</text:p>
          </table:table-cell>
          <table:table-cell table:style-name="ce3" table:formula="of:=[.D24]" office:value-type="float" office:value="36.031" calcext:value-type="float">
            <text:p>36.03100</text:p>
          </table:table-cell>
          <table:table-cell table:style-name="ce3" table:formula="of:=[.G24]" office:value-type="float" office:value="5.54074" calcext:value-type="float">
            <text:p>5.54074</text:p>
          </table:table-cell>
          <table:table-cell table:style-name="ce3" table:formula="of:=[.E24]" office:value-type="float" office:value="97.4181" calcext:value-type="float">
            <text:p>97.41810</text:p>
          </table:table-cell>
          <table:table-cell table:style-name="ce3" table:formula="of:=[.H24]" office:value-type="float" office:value="11.753" calcext:value-type="float">
            <text:p>11.75300</text:p>
          </table:table-cell>
          <table:table-cell table:style-name="ce3" table:formula="of:=[.F24]" office:value-type="float" office:value="0.885694" calcext:value-type="float">
            <text:p>0.88569</text:p>
          </table:table-cell>
          <table:table-cell table:style-name="ce3" table:formula="of:=[.I24]" office:value-type="float" office:value="3.18352" calcext:value-type="float">
            <text:p>3.18352</text:p>
          </table:table-cell>
          <table:table-cell table:formula="of:=[.J24]" office:value-type="float" office:value="1.2838" calcext:value-type="float">
            <text:p>1.2838</text:p>
          </table:table-cell>
          <table:table-cell table:formula="of:=[.K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5];15);5)" office:value-type="string" office:string-value="Cd130" calcext:value-type="string">
            <text:p>Cd130</text:p>
          </table:table-cell>
          <table:table-cell table:style-name="ce3" table:formula="of:=[.D25]" office:value-type="float" office:value="132.158" calcext:value-type="float">
            <text:p>132.15800</text:p>
          </table:table-cell>
          <table:table-cell table:style-name="ce3" table:formula="of:=[.G25]" office:value-type="float" office:value="0.756449" calcext:value-type="float">
            <text:p>0.75645</text:p>
          </table:table-cell>
          <table:table-cell table:style-name="ce3" table:formula="of:=[.E25]" office:value-type="float" office:value="3.0547" calcext:value-type="float">
            <text:p>3.05470</text:p>
          </table:table-cell>
          <table:table-cell table:style-name="ce3" table:formula="of:=[.H25]" office:value-type="float" office:value="0.423636" calcext:value-type="float">
            <text:p>0.42364</text:p>
          </table:table-cell>
          <table:table-cell table:style-name="ce3" table:formula="of:=[.F25]" office:value-type="float" office:value="0.0000278094" calcext:value-type="float">
            <text:p>0.00003</text:p>
          </table:table-cell>
          <table:table-cell table:style-name="ce3" table:formula="of:=[.I25]" office:value-type="float" office:value="0.182256" calcext:value-type="float">
            <text:p>0.18226</text:p>
          </table:table-cell>
          <table:table-cell table:formula="of:=[.J25]" office:value-type="float" office:value="1.02534" calcext:value-type="float">
            <text:p>1.02534</text:p>
          </table:table-cell>
          <table:table-cell table:formula="of:=[.K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6];15);5)" office:value-type="string" office:string-value="Cd131" calcext:value-type="string">
            <text:p>Cd131</text:p>
          </table:table-cell>
          <table:table-cell table:style-name="ce3" table:formula="of:=[.D26]" office:value-type="float" office:value="98.699" calcext:value-type="float">
            <text:p>98.69900</text:p>
          </table:table-cell>
          <table:table-cell table:style-name="ce3" table:formula="of:=[.G26]" office:value-type="float" office:value="1.29032" calcext:value-type="float">
            <text:p>1.29032</text:p>
          </table:table-cell>
          <table:table-cell table:style-name="ce3" table:formula="of:=[.E26]" office:value-type="float" office:value="14.9599" calcext:value-type="float">
            <text:p>14.95990</text:p>
          </table:table-cell>
          <table:table-cell table:style-name="ce3" table:formula="of:=[.H26]" office:value-type="float" office:value="2.52399" calcext:value-type="float">
            <text:p>2.52399</text:p>
          </table:table-cell>
          <table:table-cell table:style-name="ce3" table:formula="of:=[.F26]" office:value-type="float" office:value="0.0588758" calcext:value-type="float">
            <text:p>0.05888</text:p>
          </table:table-cell>
          <table:table-cell table:style-name="ce3" table:formula="of:=[.I26]" office:value-type="float" office:value="0.8823" calcext:value-type="float">
            <text:p>0.88230</text:p>
          </table:table-cell>
          <table:table-cell table:formula="of:=[.J26]" office:value-type="float" office:value="1.10485" calcext:value-type="float">
            <text:p>1.10485</text:p>
          </table:table-cell>
          <table:table-cell table:formula="of:=[.K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7];15);5)" office:value-type="string" office:string-value="Cd132" calcext:value-type="string">
            <text:p>Cd132</text:p>
          </table:table-cell>
          <table:table-cell table:style-name="ce3" table:formula="of:=[.D27]" office:value-type="float" office:value="84.9057" calcext:value-type="float">
            <text:p>84.90570</text:p>
          </table:table-cell>
          <table:table-cell table:style-name="ce3" table:formula="of:=[.G27]" office:value-type="float" office:value="3.25094" calcext:value-type="float">
            <text:p>3.25094</text:p>
          </table:table-cell>
          <table:table-cell table:style-name="ce3" table:formula="of:=[.E27]" office:value-type="float" office:value="95.0325" calcext:value-type="float">
            <text:p>95.03250</text:p>
          </table:table-cell>
          <table:table-cell table:style-name="ce3" table:formula="of:=[.H27]" office:value-type="float" office:value="5.08673" calcext:value-type="float">
            <text:p>5.08673</text:p>
          </table:table-cell>
          <table:table-cell table:style-name="ce3" table:formula="of:=[.F27]" office:value-type="float" office:value="0.0000221495" calcext:value-type="float">
            <text:p>0.00002</text:p>
          </table:table-cell>
          <table:table-cell table:style-name="ce3" table:formula="of:=[.I27]" office:value-type="float" office:value="0.279401" calcext:value-type="float">
            <text:p>0.27940</text:p>
          </table:table-cell>
          <table:table-cell table:formula="of:=[.J27]" office:value-type="float" office:value="1.10522" calcext:value-type="float">
            <text:p>1.10522</text:p>
          </table:table-cell>
          <table:table-cell table:formula="of:=[.K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8];15);5)" office:value-type="string" office:string-value="Cd133" calcext:value-type="string">
            <text:p>Cd133</text:p>
          </table:table-cell>
          <table:table-cell table:style-name="ce3" table:formula="of:=[.D28]" office:value-type="float" office:value="65.5472" calcext:value-type="float">
            <text:p>65.54720</text:p>
          </table:table-cell>
          <table:table-cell table:style-name="ce3" table:formula="of:=[.G28]" office:value-type="float" office:value="7.86767" calcext:value-type="float">
            <text:p>7.86767</text:p>
          </table:table-cell>
          <table:table-cell table:style-name="ce3" table:formula="of:=[.E28]" office:value-type="float" office:value="86.1267" calcext:value-type="float">
            <text:p>86.12670</text:p>
          </table:table-cell>
          <table:table-cell table:style-name="ce3" table:formula="of:=[.H28]" office:value-type="float" office:value="7.21699" calcext:value-type="float">
            <text:p>7.21699</text:p>
          </table:table-cell>
          <table:table-cell table:style-name="ce3" table:formula="of:=[.F28]" office:value-type="float" office:value="6.24733" calcext:value-type="float">
            <text:p>6.24733</text:p>
          </table:table-cell>
          <table:table-cell table:style-name="ce3" table:formula="of:=[.I28]" office:value-type="float" office:value="2.85611" calcext:value-type="float">
            <text:p>2.85611</text:p>
          </table:table-cell>
          <table:table-cell table:formula="of:=[.J28]" office:value-type="float" office:value="0.928719" calcext:value-type="float">
            <text:p>0.928719</text:p>
          </table:table-cell>
          <table:table-cell table:formula="of:=[.K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9];15);5)" office:value-type="string" office:string-value="In131" calcext:value-type="string">
            <text:p>In131</text:p>
          </table:table-cell>
          <table:table-cell table:style-name="ce3" table:formula="of:=[.D29]" office:value-type="float" office:value="278.02" calcext:value-type="float">
            <text:p>278.02000</text:p>
          </table:table-cell>
          <table:table-cell table:style-name="ce3" table:formula="of:=[.G29]" office:value-type="float" office:value="6.16357" calcext:value-type="float">
            <text:p>6.16357</text:p>
          </table:table-cell>
          <table:table-cell table:style-name="ce3" table:formula="of:=[.E29]" office:value-type="float" office:value="3.06857" calcext:value-type="float">
            <text:p>3.06857</text:p>
          </table:table-cell>
          <table:table-cell table:style-name="ce3" table:formula="of:=[.H29]" office:value-type="float" office:value="0.380299" calcext:value-type="float">
            <text:p>0.38030</text:p>
          </table:table-cell>
          <table:table-cell table:style-name="ce3" table:formula="of:=[.F29]" office:value-type="float" office:value="0.0590062" calcext:value-type="float">
            <text:p>0.05901</text:p>
          </table:table-cell>
          <table:table-cell table:style-name="ce3" table:formula="of:=[.I29]" office:value-type="float" office:value="0.164822" calcext:value-type="float">
            <text:p>0.16482</text:p>
          </table:table-cell>
          <table:table-cell table:formula="of:=[.J29]" office:value-type="float" office:value="1.0211" calcext:value-type="float">
            <text:p>1.0211</text:p>
          </table:table-cell>
          <table:table-cell table:formula="of:=[.K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0];15);5)" office:value-type="string" office:string-value="In132" calcext:value-type="string">
            <text:p>In132</text:p>
          </table:table-cell>
          <table:table-cell table:style-name="ce3" table:formula="of:=[.D30]" office:value-type="float" office:value="212.743" calcext:value-type="float">
            <text:p>212.74300</text:p>
          </table:table-cell>
          <table:table-cell table:style-name="ce3" table:formula="of:=[.G30]" office:value-type="float" office:value="7.49333" calcext:value-type="float">
            <text:p>7.49333</text:p>
          </table:table-cell>
          <table:table-cell table:style-name="ce3" table:formula="of:=[.E30]" office:value-type="float" office:value="13.1116" calcext:value-type="float">
            <text:p>13.11160</text:p>
          </table:table-cell>
          <table:table-cell table:style-name="ce3" table:formula="of:=[.H30]" office:value-type="float" office:value="1.18004" calcext:value-type="float">
            <text:p>1.18004</text:p>
          </table:table-cell>
          <table:table-cell table:style-name="ce3" table:formula="of:=[.F30]" office:value-type="float" office:value="0.0004379" calcext:value-type="float">
            <text:p>0.00044</text:p>
          </table:table-cell>
          <table:table-cell table:style-name="ce3" table:formula="of:=[.I30]" office:value-type="float" office:value="0.105754" calcext:value-type="float">
            <text:p>0.10575</text:p>
          </table:table-cell>
          <table:table-cell table:formula="of:=[.J30]" office:value-type="float" office:value="0.997183" calcext:value-type="float">
            <text:p>0.997183</text:p>
          </table:table-cell>
          <table:table-cell table:formula="of:=[.K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1];15);5)" office:value-type="string" office:string-value="In133" calcext:value-type="string">
            <text:p>In133</text:p>
          </table:table-cell>
          <table:table-cell table:style-name="ce3" table:formula="of:=[.D31]" office:value-type="float" office:value="165.332" calcext:value-type="float">
            <text:p>165.33200</text:p>
          </table:table-cell>
          <table:table-cell table:style-name="ce3" table:formula="of:=[.G31]" office:value-type="float" office:value="2.20009" calcext:value-type="float">
            <text:p>2.20009</text:p>
          </table:table-cell>
          <table:table-cell table:style-name="ce3" table:formula="of:=[.E31]" office:value-type="float" office:value="91.0776" calcext:value-type="float">
            <text:p>91.07760</text:p>
          </table:table-cell>
          <table:table-cell table:style-name="ce3" table:formula="of:=[.H31]" office:value-type="float" office:value="2.13962" calcext:value-type="float">
            <text:p>2.13962</text:p>
          </table:table-cell>
          <table:table-cell table:style-name="ce3" table:formula="of:=[.F31]" office:value-type="float" office:value="0.622254" calcext:value-type="float">
            <text:p>0.62225</text:p>
          </table:table-cell>
          <table:table-cell table:style-name="ce3" table:formula="of:=[.I31]" office:value-type="float" office:value="0.233691" calcext:value-type="float">
            <text:p>0.23369</text:p>
          </table:table-cell>
          <table:table-cell table:formula="of:=[.J31]" office:value-type="float" office:value="1.10329" calcext:value-type="float">
            <text:p>1.10329</text:p>
          </table:table-cell>
          <table:table-cell table:formula="of:=[.K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2];15);5)" office:value-type="string" office:string-value="In134" calcext:value-type="string">
            <text:p>In134</text:p>
          </table:table-cell>
          <table:table-cell table:style-name="ce3" table:formula="of:=[.D32]" office:value-type="float" office:value="128.579" calcext:value-type="float">
            <text:p>128.57900</text:p>
          </table:table-cell>
          <table:table-cell table:style-name="ce3" table:formula="of:=[.G32]" office:value-type="float" office:value="1.4446" calcext:value-type="float">
            <text:p>1.44460</text:p>
          </table:table-cell>
          <table:table-cell table:style-name="ce3" table:formula="of:=[.E32]" office:value-type="float" office:value="83.3799" calcext:value-type="float">
            <text:p>83.37990</text:p>
          </table:table-cell>
          <table:table-cell table:style-name="ce3" table:formula="of:=[.H32]" office:value-type="float" office:value="1.02994" calcext:value-type="float">
            <text:p>1.02994</text:p>
          </table:table-cell>
          <table:table-cell table:style-name="ce3" table:formula="of:=[.F32]" office:value-type="float" office:value="13.8686" calcext:value-type="float">
            <text:p>13.86860</text:p>
          </table:table-cell>
          <table:table-cell table:style-name="ce3" table:formula="of:=[.I32]" office:value-type="float" office:value="0.622543" calcext:value-type="float">
            <text:p>0.62254</text:p>
          </table:table-cell>
          <table:table-cell table:formula="of:=[.J32]" office:value-type="float" office:value="0.936877" calcext:value-type="float">
            <text:p>0.936877</text:p>
          </table:table-cell>
          <table:table-cell table:formula="of:=[.K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3];15);5)" office:value-type="string" office:string-value="In135" calcext:value-type="string">
            <text:p>In135</text:p>
          </table:table-cell>
          <table:table-cell table:style-name="ce3" table:formula="of:=[.D33]" office:value-type="float" office:value="104.418" calcext:value-type="float">
            <text:p>104.41800</text:p>
          </table:table-cell>
          <table:table-cell table:style-name="ce3" table:formula="of:=[.G33]" office:value-type="float" office:value="3.56057" calcext:value-type="float">
            <text:p>3.56057</text:p>
          </table:table-cell>
          <table:table-cell table:style-name="ce3" table:formula="of:=[.E33]" office:value-type="float" office:value="83.6306" calcext:value-type="float">
            <text:p>83.63060</text:p>
          </table:table-cell>
          <table:table-cell table:style-name="ce3" table:formula="of:=[.H33]" office:value-type="float" office:value="2.67726" calcext:value-type="float">
            <text:p>2.67726</text:p>
          </table:table-cell>
          <table:table-cell table:style-name="ce3" table:formula="of:=[.F33]" office:value-type="float" office:value="9.83318" calcext:value-type="float">
            <text:p>9.83318</text:p>
          </table:table-cell>
          <table:table-cell table:style-name="ce3" table:formula="of:=[.I33]" office:value-type="float" office:value="1.08533" calcext:value-type="float">
            <text:p>1.08533</text:p>
          </table:table-cell>
          <table:table-cell table:formula="of:=[.J33]" office:value-type="float" office:value="1.06762" calcext:value-type="float">
            <text:p>1.06762</text:p>
          </table:table-cell>
          <table:table-cell table:formula="of:=[.K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LEFT(RIGHT([.C34];15);5)" office:value-type="string" office:string-value="In136" calcext:value-type="string">
            <text:p>In136</text:p>
          </table:table-cell>
          <table:table-cell table:style-name="ce4" table:formula="of:=[.D34]" office:value-type="float" office:value="106.839" calcext:value-type="float">
            <text:p>106.83900</text:p>
          </table:table-cell>
          <table:table-cell table:style-name="ce4" table:formula="of:=[.G34]" office:value-type="float" office:value="14.4559" calcext:value-type="float">
            <text:p>14.45590</text:p>
          </table:table-cell>
          <table:table-cell table:style-name="ce4" table:formula="of:=[.E34]" office:value-type="float" office:value="70.7681" calcext:value-type="float">
            <text:p>70.76810</text:p>
          </table:table-cell>
          <table:table-cell table:style-name="ce4" table:formula="of:=[.H34]" office:value-type="float" office:value="11.5722" calcext:value-type="float">
            <text:p>11.57220</text:p>
          </table:table-cell>
          <table:table-cell table:style-name="ce4" table:formula="of:=[.F34]" office:value-type="float" office:value="19.1552" calcext:value-type="float">
            <text:p>19.15520</text:p>
          </table:table-cell>
          <table:table-cell table:style-name="ce4" table:formula="of:=[.I34]" office:value-type="float" office:value="6.53981" calcext:value-type="float">
            <text:p>6.53981</text:p>
          </table:table-cell>
          <table:table-cell table:style-name="ce2" table:formula="of:=[.J34]" office:value-type="float" office:value="0.984505" calcext:value-type="float">
            <text:p>0.984505</text:p>
          </table:table-cell>
          <table:table-cell table:style-name="ce2" table:formula="of:=[.K34]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formula="of:=LEFT(RIGHT([.C35];15);5)" office:value-type="string" office:string-value="Sn134" calcext:value-type="string">
            <text:p>Sn134</text:p>
          </table:table-cell>
          <table:table-cell table:style-name="ce3" table:formula="of:=[.D35]" office:value-type="float" office:value="1006.31" calcext:value-type="float">
            <text:p>1,006.31000</text:p>
          </table:table-cell>
          <table:table-cell table:style-name="ce3" table:formula="of:=[.G35]" office:value-type="float" office:value="34.8002" calcext:value-type="float">
            <text:p>34.80020</text:p>
          </table:table-cell>
          <table:table-cell table:style-name="ce3" table:formula="of:=[.E35]" office:value-type="float" office:value="24.2142" calcext:value-type="float">
            <text:p>24.21420</text:p>
          </table:table-cell>
          <table:table-cell table:style-name="ce3" table:formula="of:=[.H35]" office:value-type="float" office:value="1.44071" calcext:value-type="float">
            <text:p>1.44071</text:p>
          </table:table-cell>
          <table:table-cell table:style-name="ce3" table:formula="of:=[.F35]" office:value-type="float" office:value="0.000000162007" calcext:value-type="float">
            <text:p>0.00000</text:p>
          </table:table-cell>
          <table:table-cell table:style-name="ce3" table:formula="of:=[.I35]" office:value-type="float" office:value="0.111407" calcext:value-type="float">
            <text:p>0.11141</text:p>
          </table:table-cell>
          <table:table-cell table:formula="of:=[.J35]" office:value-type="float" office:value="0.948488" calcext:value-type="float">
            <text:p>0.948488</text:p>
          </table:table-cell>
          <table:table-cell table:formula="of:=[.K35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6];15);5)" office:value-type="string" office:string-value="Sn135" calcext:value-type="string">
            <text:p>Sn135</text:p>
          </table:table-cell>
          <table:table-cell table:style-name="ce3" table:formula="of:=[.D36]" office:value-type="float" office:value="515.95" calcext:value-type="float">
            <text:p>515.95000</text:p>
          </table:table-cell>
          <table:table-cell table:style-name="ce3" table:formula="of:=[.G36]" office:value-type="float" office:value="28.7531" calcext:value-type="float">
            <text:p>28.75310</text:p>
          </table:table-cell>
          <table:table-cell table:style-name="ce3" table:formula="of:=[.E36]" office:value-type="float" office:value="20.5298" calcext:value-type="float">
            <text:p>20.52980</text:p>
          </table:table-cell>
          <table:table-cell table:style-name="ce3" table:formula="of:=[.H36]" office:value-type="float" office:value="2.22794" calcext:value-type="float">
            <text:p>2.22794</text:p>
          </table:table-cell>
          <table:table-cell table:style-name="ce3" table:formula="of:=[.F36]" office:value-type="float" office:value="0.0000266926" calcext:value-type="float">
            <text:p>0.00003</text:p>
          </table:table-cell>
          <table:table-cell table:style-name="ce3" table:formula="of:=[.I36]" office:value-type="float" office:value="0.126338" calcext:value-type="float">
            <text:p>0.12634</text:p>
          </table:table-cell>
          <table:table-cell table:formula="of:=[.J36]" office:value-type="float" office:value="0.975909" calcext:value-type="float">
            <text:p>0.975909</text:p>
          </table:table-cell>
          <table:table-cell table:formula="of:=[.K36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7];15);5)" office:value-type="string" office:string-value="Sn136" calcext:value-type="string">
            <text:p>Sn136</text:p>
          </table:table-cell>
          <table:table-cell table:style-name="ce3" table:formula="of:=[.D37]" office:value-type="float" office:value="370.417" calcext:value-type="float">
            <text:p>370.41700</text:p>
          </table:table-cell>
          <table:table-cell table:style-name="ce3" table:formula="of:=[.G37]" office:value-type="float" office:value="3.94659" calcext:value-type="float">
            <text:p>3.94659</text:p>
          </table:table-cell>
          <table:table-cell table:style-name="ce3" table:formula="of:=[.E37]" office:value-type="float" office:value="19.329" calcext:value-type="float">
            <text:p>19.32900</text:p>
          </table:table-cell>
          <table:table-cell table:style-name="ce3" table:formula="of:=[.H37]" office:value-type="float" office:value="1.34699" calcext:value-type="float">
            <text:p>1.34699</text:p>
          </table:table-cell>
          <table:table-cell table:style-name="ce3" table:formula="of:=[.F37]" office:value-type="float" office:value="0.145218" calcext:value-type="float">
            <text:p>0.14522</text:p>
          </table:table-cell>
          <table:table-cell table:style-name="ce3" table:formula="of:=[.I37]" office:value-type="float" office:value="0.0832583" calcext:value-type="float">
            <text:p>0.08326</text:p>
          </table:table-cell>
          <table:table-cell table:formula="of:=[.J37]" office:value-type="float" office:value="0.985691" calcext:value-type="float">
            <text:p>0.985691</text:p>
          </table:table-cell>
          <table:table-cell table:formula="of:=[.K37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8];15);5)" office:value-type="string" office:string-value="Sn137" calcext:value-type="string">
            <text:p>Sn137</text:p>
          </table:table-cell>
          <table:table-cell table:style-name="ce3" table:formula="of:=[.D38]" office:value-type="float" office:value="234.042" calcext:value-type="float">
            <text:p>234.04200</text:p>
          </table:table-cell>
          <table:table-cell table:style-name="ce3" table:formula="of:=[.G38]" office:value-type="float" office:value="5.33268" calcext:value-type="float">
            <text:p>5.33268</text:p>
          </table:table-cell>
          <table:table-cell table:style-name="ce3" table:formula="of:=[.E38]" office:value-type="float" office:value="23.4636" calcext:value-type="float">
            <text:p>23.46360</text:p>
          </table:table-cell>
          <table:table-cell table:style-name="ce3" table:formula="of:=[.H38]" office:value-type="float" office:value="1.76667" calcext:value-type="float">
            <text:p>1.76667</text:p>
          </table:table-cell>
          <table:table-cell table:style-name="ce3" table:formula="of:=[.F38]" office:value-type="float" office:value="0.74356" calcext:value-type="float">
            <text:p>0.74356</text:p>
          </table:table-cell>
          <table:table-cell table:style-name="ce3" table:formula="of:=[.I38]" office:value-type="float" office:value="0.27264" calcext:value-type="float">
            <text:p>0.27264</text:p>
          </table:table-cell>
          <table:table-cell table:formula="of:=[.J38]" office:value-type="float" office:value="1.01466" calcext:value-type="float">
            <text:p>1.01466</text:p>
          </table:table-cell>
          <table:table-cell table:formula="of:=[.K38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n138</text:p>
          </table:table-cell>
          <table:table-cell table:style-name="ce3" table:formula="of:=[.D39]" office:value-type="float" office:value="134.55" calcext:value-type="float">
            <text:p>134.55000</text:p>
          </table:table-cell>
          <table:table-cell table:style-name="ce3" table:formula="of:=[.G39]" office:value-type="float" office:value="22.1608" calcext:value-type="float">
            <text:p>22.16080</text:p>
          </table:table-cell>
          <table:table-cell table:style-name="ce3" table:formula="of:=[.E39]" office:value-type="float" office:value="20.2945" calcext:value-type="float">
            <text:p>20.29450</text:p>
          </table:table-cell>
          <table:table-cell table:style-name="ce3" table:formula="of:=[.H39]" office:value-type="float" office:value="5.39325" calcext:value-type="float">
            <text:p>5.39325</text:p>
          </table:table-cell>
          <table:table-cell table:style-name="ce3" table:formula="of:=[.F39]" office:value-type="float" office:value="2.20882" calcext:value-type="float">
            <text:p>2.20882</text:p>
          </table:table-cell>
          <table:table-cell table:style-name="ce3" table:formula="of:=[.I39]" office:value-type="float" office:value="1.43008" calcext:value-type="float">
            <text:p>1.43008</text:p>
          </table:table-cell>
          <table:table-cell table:formula="of:=[.J39]" office:value-type="float" office:value="0.902719" calcext:value-type="float">
            <text:p>0.902719</text:p>
          </table:table-cell>
          <table:table-cell table:formula="of:=[.K39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3" table:number-columns-repeated="6"/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fitresults/fitAg129_stat.root</text:p>
          </table:table-cell>
          <table:table-cell office:value-type="float" office:value="55.1769" calcext:value-type="float">
            <text:p>55.1769</text:p>
          </table:table-cell>
          <table:table-cell office:value-type="float" office:value="17.9099" calcext:value-type="float">
            <text:p>17.9099</text:p>
          </table:table-cell>
          <table:table-cell office:value-type="float" office:value="0.368148" calcext:value-type="float">
            <text:p>0.368148</text:p>
          </table:table-cell>
          <table:table-cell office:value-type="float" office:value="1.72049" calcext:value-type="float">
            <text:p>1.72049</text:p>
          </table:table-cell>
          <table:table-cell office:value-type="float" office:value="1.1647" calcext:value-type="float">
            <text:p>1.1647</text:p>
          </table:table-cell>
          <table:table-cell office:value-type="float" office:value="0.208149" calcext:value-type="float">
            <text:p>0.208149</text:p>
          </table:table-cell>
          <table:table-cell office:value-type="float" office:value="0.918027" calcext:value-type="float">
            <text:p>0.9180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fitresults/fitAg130_stat.root</text:p>
          </table:table-cell>
          <table:table-cell office:value-type="float" office:value="46.0245" calcext:value-type="float">
            <text:p>46.0245</text:p>
          </table:table-cell>
          <table:table-cell office:value-type="float" office:value="66.0536" calcext:value-type="float">
            <text:p>66.0536</text:p>
          </table:table-cell>
          <table:table-cell office:value-type="float" office:value="0.0000064241" calcext:value-type="float">
            <text:p>6.4241E-06</text:p>
          </table:table-cell>
          <table:table-cell office:value-type="float" office:value="3.35597" calcext:value-type="float">
            <text:p>3.35597</text:p>
          </table:table-cell>
          <table:table-cell office:value-type="float" office:value="5.71033" calcext:value-type="float">
            <text:p>5.71033</text:p>
          </table:table-cell>
          <table:table-cell office:value-type="float" office:value="2.38222" calcext:value-type="float">
            <text:p>2.38222</text:p>
          </table:table-cell>
          <table:table-cell office:value-type="float" office:value="0.954866" calcext:value-type="float">
            <text:p>0.95486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fitresults/fitAg131_stat.root</text:p>
          </table:table-cell>
          <table:table-cell office:value-type="float" office:value="36.031" calcext:value-type="float">
            <text:p>36.031</text:p>
          </table:table-cell>
          <table:table-cell office:value-type="float" office:value="97.4181" calcext:value-type="float">
            <text:p>97.4181</text:p>
          </table:table-cell>
          <table:table-cell office:value-type="float" office:value="0.885694" calcext:value-type="float">
            <text:p>0.885694</text:p>
          </table:table-cell>
          <table:table-cell office:value-type="float" office:value="5.54074" calcext:value-type="float">
            <text:p>5.54074</text:p>
          </table:table-cell>
          <table:table-cell office:value-type="float" office:value="11.753" calcext:value-type="float">
            <text:p>11.753</text:p>
          </table:table-cell>
          <table:table-cell office:value-type="float" office:value="3.18352" calcext:value-type="float">
            <text:p>3.18352</text:p>
          </table:table-cell>
          <table:table-cell office:value-type="float" office:value="1.2838" calcext:value-type="float">
            <text:p>1.2838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0_stat.root</text:p>
          </table:table-cell>
          <table:table-cell office:value-type="float" office:value="132.158" calcext:value-type="float">
            <text:p>132.158</text:p>
          </table:table-cell>
          <table:table-cell office:value-type="float" office:value="3.0547" calcext:value-type="float">
            <text:p>3.0547</text:p>
          </table:table-cell>
          <table:table-cell office:value-type="float" office:value="0.0000278094" calcext:value-type="float">
            <text:p>2.78094E-05</text:p>
          </table:table-cell>
          <table:table-cell office:value-type="float" office:value="0.756449" calcext:value-type="float">
            <text:p>0.756449</text:p>
          </table:table-cell>
          <table:table-cell office:value-type="float" office:value="0.423636" calcext:value-type="float">
            <text:p>0.423636</text:p>
          </table:table-cell>
          <table:table-cell office:value-type="float" office:value="0.182256" calcext:value-type="float">
            <text:p>0.182256</text:p>
          </table:table-cell>
          <table:table-cell office:value-type="float" office:value="1.02534" calcext:value-type="float">
            <text:p>1.025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1_stat.root</text:p>
          </table:table-cell>
          <table:table-cell office:value-type="float" office:value="98.699" calcext:value-type="float">
            <text:p>98.699</text:p>
          </table:table-cell>
          <table:table-cell office:value-type="float" office:value="14.9599" calcext:value-type="float">
            <text:p>14.9599</text:p>
          </table:table-cell>
          <table:table-cell office:value-type="float" office:value="0.0588758" calcext:value-type="float">
            <text:p>0.0588758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2.52399" calcext:value-type="float">
            <text:p>2.52399</text:p>
          </table:table-cell>
          <table:table-cell office:value-type="float" office:value="0.8823" calcext:value-type="float">
            <text:p>0.8823</text:p>
          </table:table-cell>
          <table:table-cell office:value-type="float" office:value="1.10485" calcext:value-type="float">
            <text:p>1.1048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2_stat.root</text:p>
          </table:table-cell>
          <table:table-cell office:value-type="float" office:value="84.9057" calcext:value-type="float">
            <text:p>84.9057</text:p>
          </table:table-cell>
          <table:table-cell office:value-type="float" office:value="95.0325" calcext:value-type="float">
            <text:p>95.0325</text:p>
          </table:table-cell>
          <table:table-cell office:value-type="float" office:value="0.0000221495" calcext:value-type="float">
            <text:p>2.21495E-05</text:p>
          </table:table-cell>
          <table:table-cell office:value-type="float" office:value="3.25094" calcext:value-type="float">
            <text:p>3.25094</text:p>
          </table:table-cell>
          <table:table-cell office:value-type="float" office:value="5.08673" calcext:value-type="float">
            <text:p>5.08673</text:p>
          </table:table-cell>
          <table:table-cell office:value-type="float" office:value="0.279401" calcext:value-type="float">
            <text:p>0.279401</text:p>
          </table:table-cell>
          <table:table-cell office:value-type="float" office:value="1.10522" calcext:value-type="float">
            <text:p>1.105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3_stat.root</text:p>
          </table:table-cell>
          <table:table-cell office:value-type="float" office:value="65.5472" calcext:value-type="float">
            <text:p>65.5472</text:p>
          </table:table-cell>
          <table:table-cell office:value-type="float" office:value="86.1267" calcext:value-type="float">
            <text:p>86.1267</text:p>
          </table:table-cell>
          <table:table-cell office:value-type="float" office:value="6.24733" calcext:value-type="float">
            <text:p>6.24733</text:p>
          </table:table-cell>
          <table:table-cell office:value-type="float" office:value="7.86767" calcext:value-type="float">
            <text:p>7.86767</text:p>
          </table:table-cell>
          <table:table-cell office:value-type="float" office:value="7.21699" calcext:value-type="float">
            <text:p>7.21699</text:p>
          </table:table-cell>
          <table:table-cell office:value-type="float" office:value="2.85611" calcext:value-type="float">
            <text:p>2.85611</text:p>
          </table:table-cell>
          <table:table-cell office:value-type="float" office:value="0.928719" calcext:value-type="float">
            <text:p>0.9287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In131_stat.root</text:p>
          </table:table-cell>
          <table:table-cell office:value-type="float" office:value="278.02" calcext:value-type="float">
            <text:p>278.02</text:p>
          </table:table-cell>
          <table:table-cell office:value-type="float" office:value="3.06857" calcext:value-type="float">
            <text:p>3.06857</text:p>
          </table:table-cell>
          <table:table-cell office:value-type="float" office:value="0.0590062" calcext:value-type="float">
            <text:p>0.0590062</text:p>
          </table:table-cell>
          <table:table-cell office:value-type="float" office:value="6.16357" calcext:value-type="float">
            <text:p>6.16357</text:p>
          </table:table-cell>
          <table:table-cell office:value-type="float" office:value="0.380299" calcext:value-type="float">
            <text:p>0.380299</text:p>
          </table:table-cell>
          <table:table-cell office:value-type="float" office:value="0.164822" calcext:value-type="float">
            <text:p>0.164822</text:p>
          </table:table-cell>
          <table:table-cell office:value-type="float" office:value="1.0211" calcext:value-type="float">
            <text:p>1.02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In132_stat.root</text:p>
          </table:table-cell>
          <table:table-cell office:value-type="float" office:value="212.743" calcext:value-type="float">
            <text:p>212.743</text:p>
          </table:table-cell>
          <table:table-cell office:value-type="float" office:value="13.1116" calcext:value-type="float">
            <text:p>13.1116</text:p>
          </table:table-cell>
          <table:table-cell office:value-type="float" office:value="0.0004379" calcext:value-type="float">
            <text:p>0.0004379</text:p>
          </table:table-cell>
          <table:table-cell office:value-type="float" office:value="7.49333" calcext:value-type="float">
            <text:p>7.49333</text:p>
          </table:table-cell>
          <table:table-cell office:value-type="float" office:value="1.18004" calcext:value-type="float">
            <text:p>1.18004</text:p>
          </table:table-cell>
          <table:table-cell office:value-type="float" office:value="0.105754" calcext:value-type="float">
            <text:p>0.105754</text:p>
          </table:table-cell>
          <table:table-cell office:value-type="float" office:value="0.997183" calcext:value-type="float">
            <text:p>0.9971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LEFT(RIGHT([.B5];10);5)">
            <text:p/>
          </table:table-cell>
          <table:table-cell office:value-type="string" calcext:value-type="string">
            <text:p>fitresults/fitIn133_stat.root</text:p>
          </table:table-cell>
          <table:table-cell office:value-type="float" office:value="165.332" calcext:value-type="float">
            <text:p>165.332</text:p>
          </table:table-cell>
          <table:table-cell office:value-type="float" office:value="91.0776" calcext:value-type="float">
            <text:p>91.0776</text:p>
          </table:table-cell>
          <table:table-cell office:value-type="float" office:value="0.622254" calcext:value-type="float">
            <text:p>0.622254</text:p>
          </table:table-cell>
          <table:table-cell office:value-type="float" office:value="2.20009" calcext:value-type="float">
            <text:p>2.20009</text:p>
          </table:table-cell>
          <table:table-cell office:value-type="float" office:value="2.13962" calcext:value-type="float">
            <text:p>2.13962</text:p>
          </table:table-cell>
          <table:table-cell office:value-type="float" office:value="0.233691" calcext:value-type="float">
            <text:p>0.233691</text:p>
          </table:table-cell>
          <table:table-cell office:value-type="float" office:value="1.10329" calcext:value-type="float">
            <text:p>1.103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6];10);5)">
            <text:p/>
          </table:table-cell>
          <table:table-cell office:value-type="string" calcext:value-type="string">
            <text:p>fitresults/fitIn134_stat.root</text:p>
          </table:table-cell>
          <table:table-cell office:value-type="float" office:value="128.579" calcext:value-type="float">
            <text:p>128.579</text:p>
          </table:table-cell>
          <table:table-cell office:value-type="float" office:value="83.3799" calcext:value-type="float">
            <text:p>83.3799</text:p>
          </table:table-cell>
          <table:table-cell office:value-type="float" office:value="13.8686" calcext:value-type="float">
            <text:p>13.8686</text:p>
          </table:table-cell>
          <table:table-cell office:value-type="float" office:value="1.4446" calcext:value-type="float">
            <text:p>1.4446</text:p>
          </table:table-cell>
          <table:table-cell office:value-type="float" office:value="1.02994" calcext:value-type="float">
            <text:p>1.02994</text:p>
          </table:table-cell>
          <table:table-cell office:value-type="float" office:value="0.622543" calcext:value-type="float">
            <text:p>0.622543</text:p>
          </table:table-cell>
          <table:table-cell office:value-type="float" office:value="0.936877" calcext:value-type="float">
            <text:p>0.9368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7];10);5)">
            <text:p/>
          </table:table-cell>
          <table:table-cell office:value-type="string" calcext:value-type="string">
            <text:p>fitresults/fitIn135_stat.root</text:p>
          </table:table-cell>
          <table:table-cell office:value-type="float" office:value="104.418" calcext:value-type="float">
            <text:p>104.418</text:p>
          </table:table-cell>
          <table:table-cell office:value-type="float" office:value="83.6306" calcext:value-type="float">
            <text:p>83.6306</text:p>
          </table:table-cell>
          <table:table-cell office:value-type="float" office:value="9.83318" calcext:value-type="float">
            <text:p>9.83318</text:p>
          </table:table-cell>
          <table:table-cell office:value-type="float" office:value="3.56057" calcext:value-type="float">
            <text:p>3.56057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1.08533" calcext:value-type="float">
            <text:p>1.08533</text:p>
          </table:table-cell>
          <table:table-cell office:value-type="float" office:value="1.06762" calcext:value-type="float">
            <text:p>1.067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8];10);5)">
            <text:p/>
          </table:table-cell>
          <table:table-cell office:value-type="string" calcext:value-type="string">
            <text:p>fitresults/fitIn136_stat.root</text:p>
          </table:table-cell>
          <table:table-cell office:value-type="float" office:value="106.839" calcext:value-type="float">
            <text:p>106.839</text:p>
          </table:table-cell>
          <table:table-cell office:value-type="float" office:value="70.7681" calcext:value-type="float">
            <text:p>70.7681</text:p>
          </table:table-cell>
          <table:table-cell office:value-type="float" office:value="19.1552" calcext:value-type="float">
            <text:p>19.1552</text:p>
          </table:table-cell>
          <table:table-cell office:value-type="float" office:value="14.4559" calcext:value-type="float">
            <text:p>14.4559</text:p>
          </table:table-cell>
          <table:table-cell office:value-type="float" office:value="11.5722" calcext:value-type="float">
            <text:p>11.5722</text:p>
          </table:table-cell>
          <table:table-cell office:value-type="float" office:value="6.53981" calcext:value-type="float">
            <text:p>6.53981</text:p>
          </table:table-cell>
          <table:table-cell office:value-type="float" office:value="0.984505" calcext:value-type="float">
            <text:p>0.984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9];10);5)">
            <text:p/>
          </table:table-cell>
          <table:table-cell office:value-type="string" calcext:value-type="string">
            <text:p>fitresults/fitSn134_stat.root</text:p>
          </table:table-cell>
          <table:table-cell office:value-type="float" office:value="1006.31" calcext:value-type="float">
            <text:p>1006.31</text:p>
          </table:table-cell>
          <table:table-cell office:value-type="float" office:value="24.2142" calcext:value-type="float">
            <text:p>24.2142</text:p>
          </table:table-cell>
          <table:table-cell office:value-type="float" office:value="0.000000162007" calcext:value-type="float">
            <text:p>0.000000162</text:p>
          </table:table-cell>
          <table:table-cell office:value-type="float" office:value="34.8002" calcext:value-type="float">
            <text:p>34.8002</text:p>
          </table:table-cell>
          <table:table-cell office:value-type="float" office:value="1.44071" calcext:value-type="float">
            <text:p>1.44071</text:p>
          </table:table-cell>
          <table:table-cell office:value-type="float" office:value="0.111407" calcext:value-type="float">
            <text:p>0.111407</text:p>
          </table:table-cell>
          <table:table-cell office:value-type="float" office:value="0.948488" calcext:value-type="float">
            <text:p>0.9484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0];10);5)">
            <text:p/>
          </table:table-cell>
          <table:table-cell office:value-type="string" calcext:value-type="string">
            <text:p>fitresults/fitSn135_stat.root</text:p>
          </table:table-cell>
          <table:table-cell office:value-type="float" office:value="515.95" calcext:value-type="float">
            <text:p>515.95</text:p>
          </table:table-cell>
          <table:table-cell office:value-type="float" office:value="20.5298" calcext:value-type="float">
            <text:p>20.5298</text:p>
          </table:table-cell>
          <table:table-cell office:value-type="float" office:value="0.0000266926" calcext:value-type="float">
            <text:p>2.66926E-05</text:p>
          </table:table-cell>
          <table:table-cell office:value-type="float" office:value="28.7531" calcext:value-type="float">
            <text:p>28.7531</text:p>
          </table:table-cell>
          <table:table-cell office:value-type="float" office:value="2.22794" calcext:value-type="float">
            <text:p>2.22794</text:p>
          </table:table-cell>
          <table:table-cell office:value-type="float" office:value="0.126338" calcext:value-type="float">
            <text:p>0.126338</text:p>
          </table:table-cell>
          <table:table-cell office:value-type="float" office:value="0.975909" calcext:value-type="float">
            <text:p>0.9759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1];10);5)">
            <text:p/>
          </table:table-cell>
          <table:table-cell office:value-type="string" calcext:value-type="string">
            <text:p>fitresults/fitSn136_stat.root</text:p>
          </table:table-cell>
          <table:table-cell office:value-type="float" office:value="370.417" calcext:value-type="float">
            <text:p>370.417</text:p>
          </table:table-cell>
          <table:table-cell office:value-type="float" office:value="19.329" calcext:value-type="float">
            <text:p>19.329</text:p>
          </table:table-cell>
          <table:table-cell office:value-type="float" office:value="0.145218" calcext:value-type="float">
            <text:p>0.145218</text:p>
          </table:table-cell>
          <table:table-cell office:value-type="float" office:value="3.94659" calcext:value-type="float">
            <text:p>3.94659</text:p>
          </table:table-cell>
          <table:table-cell office:value-type="float" office:value="1.34699" calcext:value-type="float">
            <text:p>1.34699</text:p>
          </table:table-cell>
          <table:table-cell office:value-type="float" office:value="0.0832583" calcext:value-type="float">
            <text:p>0.0832583</text:p>
          </table:table-cell>
          <table:table-cell office:value-type="float" office:value="0.985691" calcext:value-type="float">
            <text:p>0.9856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2];10);5)">
            <text:p/>
          </table:table-cell>
          <table:table-cell office:value-type="string" calcext:value-type="string">
            <text:p>fitresults/fitSn137_stat.root</text:p>
          </table:table-cell>
          <table:table-cell office:value-type="float" office:value="234.042" calcext:value-type="float">
            <text:p>234.042</text:p>
          </table:table-cell>
          <table:table-cell office:value-type="float" office:value="23.4636" calcext:value-type="float">
            <text:p>23.4636</text:p>
          </table:table-cell>
          <table:table-cell office:value-type="float" office:value="0.74356" calcext:value-type="float">
            <text:p>0.74356</text:p>
          </table:table-cell>
          <table:table-cell office:value-type="float" office:value="5.33268" calcext:value-type="float">
            <text:p>5.33268</text:p>
          </table:table-cell>
          <table:table-cell office:value-type="float" office:value="1.76667" calcext:value-type="float">
            <text:p>1.76667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1.01466" calcext:value-type="float">
            <text:p>1.01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3];10);5)">
            <text:p/>
          </table:table-cell>
          <table:table-cell office:value-type="string" calcext:value-type="string">
            <text:p>fitresults/fitSn138_stat.root</text:p>
          </table:table-cell>
          <table:table-cell office:value-type="float" office:value="134.55" calcext:value-type="float">
            <text:p>134.55</text:p>
          </table:table-cell>
          <table:table-cell office:value-type="float" office:value="20.2945" calcext:value-type="float">
            <text:p>20.2945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22.1608" calcext:value-type="float">
            <text:p>22.1608</text:p>
          </table:table-cell>
          <table:table-cell office:value-type="float" office:value="5.39325" calcext:value-type="float">
            <text:p>5.39325</text:p>
          </table:table-cell>
          <table:table-cell office:value-type="float" office:value="1.43008" calcext:value-type="float">
            <text:p>1.43008</text:p>
          </table:table-cell>
          <table:table-cell office:value-type="float" office:value="0.902719" calcext:value-type="float">
            <text:p>0.9027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LEFT(RIGHT([.B14];10);5)">
            <text:p/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1" table:number-columns-repeated="3"/>
          <table:table-cell table:style-name="ce6"/>
          <table:table-cell table:style-name="ce1" table:number-columns-repeated="5"/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2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formula="of:=LEFT(RIGHT([.C55];15);5)">
            <text:p/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LEFT(RIGHT([.C56];15);5)">
            <text:p/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C22:Sheet1.K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5" loext:min-decimal-places="5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30:53.321828458</meta:creation-date>
    <meta:generator>LibreOffice/5.0.6.2$Linux_X86_64 LibreOffice_project/00$Build-2</meta:generator>
    <dc:date>2019-05-28T18:00:49.467270651</dc:date>
    <meta:editing-duration>P12DT17H16M50S</meta:editing-duration>
    <meta:editing-cycles>43</meta:editing-cycles>
    <meta:document-statistic meta:table-count="1" meta:cell-count="341" meta:object-count="0"/>
  </office:meta>
</office:document-meta>
</file>